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858000003C1A5A8C129BF5A7C2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預設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預設" presentation:presentation-page-layout-name="AL1T0">
        <draw:frame draw:style-name="gr1" draw:text-style-name="P1" draw:layer="layout" svg:width="13.54cm" svg:height="6.094cm" svg:x="6.5cm" svg:y="5cm">
          <draw:image xlink:href="Pictures/1000000100000858000003C1A5A8C129BF5A7C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false" style:shrink-to-fit="tru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預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2.629cm" svg:x="1.4cm" svg:y="0.628cm" presentation:class="title" presentation:placeholder="true">
        <draw:text-box/>
      </draw:frame>
      <draw:frame presentation:style-name="預設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9.798cm" svg:height="11.136cm" svg:x="0.6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28T23:45:04.002000000</meta:creation-date>
    <dc:date>2023-03-28T23:58:09.837000000</dc:date>
    <meta:editing-duration>PT3M16S</meta:editing-duration>
    <meta:editing-cycles>2</meta:editing-cycles>
    <meta:generator>LibreOffice/7.2.7.2$Windows_X86_64 LibreOffice_project/8d71d29d553c0f7dcbfa38fbfda25ee34cce99a2</meta:generator>
    <meta:document-statistic meta:object-count="24"/>
  </office:meta>
</office:document-meta>
</file>